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6.618cm" table:align="right"/>
    </style:style>
    <style:style style:name="Tableau1.A" style:family="table-column">
      <style:table-column-properties style:column-width="6.618cm"/>
    </style:style>
    <style:style style:name="Tableau1.1" style:family="table-row">
      <style:table-row-properties style:min-row-height="0.011cm" style:keep-together="false" fo:keep-together="always"/>
    </style:style>
    <style:style style:name="Tableau1.A1" style:family="table-cell">
      <style:table-cell-properties fo:background-color="transparent">
        <style:background-image/>
      </style:table-cell-properties>
    </style:style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>
      <style:paragraph-properties>
        <style:tab-stops>
          <style:tab-stop style:position="7.011cm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lieuDate=% <text:s/></text:p>
      <text:p text:style-name="P2"><text:tab/><text:tab/><text:tab/><text:tab/><text:tab/><text:tab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%=destinataire=%</text:p>
          </table:table-cell>
        </table:table-row>
      </table:table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5.0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09-21T15:10:22</dc:date>
    <meta:editing-cycles>31</meta:editing-cycles>
    <meta:editing-duration>PT1H38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2" meta:character-count="38"/>
  </office:meta>
</office:document-meta>
</file>